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8.7312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6.5881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office:value-type="string" table:style-name="ce2">
            <text:p>Http Method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Accept</text:p>
          </table:table-cell>
          <table:table-cell office:value-type="string" table:style-name="ce2">
            <text:p>Returns</text:p>
          </table:table-cell>
          <table:table-cell office:value-type="string" table:style-name="ce2">
            <text:p>Sta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Get</text:p>
          </table:table-cell>
          <table:table-cell office:value-type="string" table:style-name="ce2">
            <text:p>/university/:location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universities at location {location}</text:p>
          </table:table-cell>
          <table:table-cell office:value-type="string" table:style-name="ce2">
            <text:p>200/404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Get</text:p>
          </table:table-cell>
          <table:table-cell office:value-type="string" table:style-name="ce2">
            <text:p>/university/location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available locations</text:p>
          </table:table-cell>
          <table:table-cell office:value-type="string" table:style-name="ce2">
            <text:p>200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Get</text:p>
          </table:table-cell>
          <table:table-cell office:value-type="string" table:style-name="ce2">
            <text:p>/university/:location?quer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here by attribute</text:p>
          </table:table-cell>
          <table:table-cell office:value-type="string" table:style-name="ce2">
            <text:p>200/400/404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Get</text:p>
          </table:table-cell>
          <table:table-cell office:value-type="string" table:style-name="ce2">
            <text:p>/university/:location/:nam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here by name</text:p>
          </table:table-cell>
          <table:table-cell office:value-type="string" table:style-name="ce2">
            <text:p>200/404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Post</text:p>
          </table:table-cell>
          <table:table-cell office:value-type="string" table:style-name="ce2">
            <text:p>/universit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Payload of the university</text:p>
          </table:table-cell>
          <table:table-cell office:value-type="string" table:style-name="ce2">
            <text:p>201/400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Put</text:p>
          </table:table-cell>
          <table:table-cell office:value-type="string" table:style-name="ce2">
            <text:p>/university/nam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Updates the university with name</text:p>
          </table:table-cell>
          <table:table-cell office:value-type="string" table:style-name="ce2">
            <text:p>200/400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Delete</text:p>
          </table:table-cell>
          <table:table-cell office:value-type="string" table:style-name="ce2">
            <text:p>/university/nam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04/404/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Get</text:p>
          </table:table-cell>
          <table:table-cell office:value-type="string" table:style-name="ce2">
            <text:p>/university/:location/?country=n&amp;popularity=1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List of universities</text:p>
          </table:table-cell>
          <table:table-cell office:value-type="string" table:style-name="ce2">
            <text:p>200/400/50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ample Payload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Json</text:p>
          </table:table-cell>
          <table:table-cell office:value-type="string" table:style-name="ce2">
            <text:p>XSD / XML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3">
            <text:p>{ _id: uuid,</text:p>
            <text:p>name: string</text:p>
            <text:p>popularity: integer</text:p>
            <text:p>specializations: string</text:p>
            <text:p>};</text:p>
          </table:table-cell>
          <table:table-cell office:value-type="string" table:style-name="ce3">
            <text:p>xml</text:p>
            <text:p>&lt;university id = "xyz"&gt;</text:p>
            <text:p>&lt;name/&gt;</text:p>
            <text:p>&lt;popularity/&gt;</text:p>
            <text:p>&lt;specialization/&gt;</text:p>
          </table:table-cell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onditionalStyle_1" style:family="table-cell" style:data-style-name="N0">
      <style:table-cell-properties style:vertical-align="automatic" fo:background-color="#B7E1CD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lsyser</meta:initial-creator>
    <dc:creator>adm</dc:creator>
    <meta:creation-date>2017-03-09T16:22:39Z</meta:creation-date>
    <dc:date>2017-03-09T16:33:39Z</dc:date>
  </office:meta>
</office:document-meta>
</file>